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ajskôr som si zle prečítal zadanie a riešil som nasledujúcu úlohu:</text:p>
      <text:p text:style-name="Standard"/>
      <text:p text:style-name="Standard">Na danom úseku mám zistiť počet intervalov takých, že sa v <text:s/>nich nachádza práve x krát číslo x.</text:p>
      <text:p text:style-name="Standard"/>
      <text:p text:style-name="Standard">Tak som začal riešiť:</text:p>
      <text:p text:style-name="Standard"/>
      <text:p text:style-name="Standard">zistil som si všetky intervaly kde začínajú a kde končia nasledovne:</text:p>
      <text:p text:style-name="Standard"/>
      <text:p text:style-name="Standard">pre každú pozíciu v postupnosti čísel som si našiel pre každé číslo nasledovníka a predchodcu – nasledovník a predchodca je najbližšie rovnaké číslo na menšej a väčšej pozícii.</text:p>
      <text:p text:style-name="Standard"/>
      <text:p text:style-name="Standard">Potom ak sa číslo vyskytuje prvýkrát v rade, tak si zapíšeme tento výskyt ako posledný. Ak nájdeme aspoň <text:s/>x-tý výskyt tohto čísla x, tak si zapíšeme interval kde začiatok bude posledný výskyt a koniec bude aktuálna pozícia. Potom posledný výskyt bude pozícia, ktorá je nasledovník posledného výskytu. </text:p>
      <text:p text:style-name="Standard"/>
      <text:p text:style-name="Standard">Teraz máme zapísané všetky intervaly v poli kon kde na i tej pozícii je začiatok intervalu a i je koniec intervalu. Na každom políčku môže začínať najviac jeden interval – to vieme.</text:p>
      <text:p text:style-name="Standard"/>
      <text:p text:style-name="Standard">Teraz máme všetky intervaly v poli.</text:p>
      <text:p text:style-name="Standard"/>
      <text:p text:style-name="Standard">Zrátať moje zadanie teda môžeme jednoducho fínskym stromom.</text:p>
      <text:p text:style-name="Standard"/>
      <text:p text:style-name="Standard">Pre zložitosť som si ja zapísal intervaly ako som si ich zapísal mal som si ich zapísať radšej v tvare na i tej pozícii bude koniec intervalu a i bude začiatok, no čo už.</text:p>
      <text:p text:style-name="Standard"/>
      <text:p text:style-name="Standard">Načítame všetky otázky – prečo by sme ich mali odpovedať po jednej ?? keď môžu mať toľko toho spoločné.</text:p>
      <text:p text:style-name="Standard"/>
      <text:p text:style-name="Standard">Usortíme tieto otázky podľa koncov intervalov(keďže máme usortené aj nájdené intervaly v takom poradí) a robíme nasledovné:</text:p>
      <text:p text:style-name="Standard"/>
      <text:p text:style-name="Standard">prejdeme všetky políčka v postupnosti čísel od začiatku (kuchárska kniha) a ak narazíme na interval (koniec nájdeného intervalu), tak vo fine dáme na pozíciu n-začiatok tohto intervalu 1 – pretože tu začína tento interval. Na N-začiatok pozíciu preto, lebo som si špatne usortil intervaly a už sa mi to nechce prerábať a chcem získať súčty z opačnej strany ako to robí fin, tak ich tam musím dávať z opačnej strany :-)</text:p>
      <text:p text:style-name="Standard"/>
      <text:p text:style-name="Standard">Teraz pre každý interval ktorý končí na i tej pozícii . Políčko kde sa aktuálne nachádzame – vieme finom zrátať koľko takých intervalov sa tam nachádza, pretože každý interval ktorý sa tam nachádza má určite koniec menší rovný ako pozícia na ktorej som a začiatok väčší rovný ako políčko od ktorého robím súčet, takže tento počet intervalov sa tam určite bude nachádzať..</text:p>
      <text:p text:style-name="Standard"/>
      <text:p text:style-name="Standard">Toto všetko vieme robiť v čase O(n*log n+log q)</text:p>
      <text:p text:style-name="Standard"/>
      <text:p text:style-name="Standard">Problém však nastal keď aj na 10 submit mi to hádzalo WA a vďaka grupovaniu vstupov som za 8. úlohu mal veľkú okrúhlu 0.</text:p>
      <text:p text:style-name="Standard">Preto som si ešte raz a už poriadne prečítal zadanie a zistil som, že som na poriadnom omyle. Avšak hneď som sa psychicky nezrútil, ale všimol som si, že rozdiel je tam len malý.</text:p>
      <text:p text:style-name="Standard"/>
      <text:p text:style-name="Standard">Ak v intervale ktorý testujem na moje intervaly malo nachádzať aspoň 2 vopred zistené intervaly, tak potom <text:s/>tak nebudú aspoň 2, ale má ich tam byť 0 – nachádza sa tam aspoň x+1 tých čísel.</text:p>
      <text:p text:style-name="Standard"><text:soft-page-break/>Tak vyriešil som to tak, že pre každé rôzne číslo <text:s/>- prísadu si pamätám 2 intervaly ktoré som tam vložil.</text:p>
      <text:p text:style-name="Standard">Ak tam mám ešte len jeden, tak všetko je v poriadku. Ale akonáhle tam vložím ďalší interval, a náhodov by bol query na interval kde patril aj ten druhý, tak vtedy je prúser. Preto ak vkladám interval čísla, ktoré tam už mám, tak ten predošlý dám na -1. To spôsobí, že ak query by bol aj na ten druhý, tak tým pádom by som dostal z týchto intervalov 0, lebo 1+(-1)=0 a tak to má byť.</text:p>
      <text:p text:style-name="Standard">Avšak keď tam pridám aj 3. interval rovnakého čísla, tak potom ak by som dostal query na všetky 3, tak potom by som zas dostal 1+-1+-1=-1 a ja potrebujem 0 a nie -1. Preto si potrebujem pamätať posledné 2 intervaly daného čísla a ak nájdem nový toho čísla, tak posledný čo som tam vložil zmením z 1 na -1 – čiže set tú istá pozícia ako som dával aj pri set 1, len hodnota bude -2, 1-2=-1 ako to chcem a predposledný už bude mať 0, takže jemu tam dám +1 – tiež na pozíciu kde som ho prvý krát vkladal.</text:p>
      <text:p text:style-name="Standard"/>
      <text:p text:style-name="Standard">Takže teraz to naozaj robí všetko čo má. A niekedy aj špatné prečítanie riešenia pomôže k nájdeniu správneho riešenia .</text:p>
      <text:p text:style-name="Standard"/>
      <text:p text:style-name="Standard">Čas teda dostávam (n.log n+q.log n)</text:p>
      <text:p text:style-name="Standard"/>
      <text:p text:style-name="Standard">Pamäť pamätám si pre každú pozíciu v postupnosti čísel konštantný počet údajov, takže O(n).</text:p>
      <text:p text:style-name="Standard"/>
      <text:p text:style-name="Standard">Ak chce niekto vidieť aj pseudo:</text:p>
      <text:p text:style-name="Standard"/>
      <text:p text:style-name="Standard">všetky polia sa na začiatku inicializujú na 0</text:p>
      <text:p text:style-name="Standard"/>
      <text:p text:style-name="Standard"/>
      <text:p text:style-name="Standard"/>
      <text:p text:style-name="Standard">for i=1 to N</text:p>
      <text:p text:style-name="Standard">begin</text:p>
      <text:p text:style-name="Standard">predchodca čisla je rovnaké číslo naposledy nájdené</text:p>
      <text:p text:style-name="Standard">nasledovník čísla je zatiaľ nula</text:p>
      <text:p text:style-name="Standard">nasledovník predchodcu čísla je číslo ktoré akurát prechádzame</text:p>
      <text:p text:style-name="Standard">end</text:p>
      <text:p text:style-name="Standard"/>
      <text:p text:style-name="Standard"/>
      <text:p text:style-name="Standard">for i=1 to N</text:p>
      <text:p text:style-name="Standard">begin</text:p>
      <text:p text:style-name="Standard">ak sa číslo i nachádza v zozname 1. krát zapíš si jeho pozíciu</text:p>
      <text:p text:style-name="Standard"/>
      <text:p text:style-name="Standard">ak sa číslo i v zozname nachádza aspoň x tý krát,</text:p>
      <text:p text:style-name="Standard">tak zapíš interval posledný výskyt čísla až i</text:p>
      <text:p text:style-name="Standard">posuň posledný výskyt na jeho nasledovníka</text:p>
      <text:p text:style-name="Standard"/>
      <text:p text:style-name="Standard"/>
      <text:p text:style-name="Standard">pripočítaj počet výskytov číslu i</text:p>
      <text:p text:style-name="Standard">end</text:p>
      <text:p text:style-name="Standard"/>
      <text:p text:style-name="Standard">načítaj všetky otázky</text:p>
      <text:p text:style-name="Standard"/>
      <text:p text:style-name="Standard">usorti ich podľa koncov</text:p>
      <text:p text:style-name="Standard"/>
      <text:p text:style-name="Standard"/>
      <text:p text:style-name="Standard">for i=1 to N</text:p>
      <text:p text:style-name="Standard"><text:soft-page-break/>ak končí nejaký interval na tomto políčku i, tak</text:p>
      <text:p text:style-name="Standard">pridaj interval do finu – set(n-i+47,1) – na n-i-tu pozíciu – keďže musím, tam dávať intervaly od konac – v obrátenom poradí + 47 preto, aby som náhodov nevyšiel z pamäte – rezerva sa vždy zíde.</text:p>
      <text:p text:style-name="Standard"/>
      <text:p text:style-name="Standard">Potom ak sa tento interval vyskytuje aspoň 3. krát, tak 3. posledný výskyt daj na 0 – čiže +1</text:p>
      <text:p text:style-name="Standard"/>
      <text:p text:style-name="Standard">ak sa vyskytuje aspoň 2. krát, tak 2. posledný výskyt daj na -1 – čiže -2 vo fine</text:p>
      <text:p text:style-name="Standard"/>
      <text:p text:style-name="Standard">pridaj interval do stromu.</text:p>
      <text:p text:style-name="Standard"/>
      <text:p text:style-name="Standard"/>
      <text:p text:style-name="Standard">Pre každý interval ktorý končí na i tej pozícii sprav query po začiatok toho intervalu – pretože koniec je na ten kde sa nachádzam, čiže fin nič naviac nesčíta a uložím si výsledok query.</text:p>
      <text:p text:style-name="Standard"/>
      <text:p text:style-name="Standard">Potom si otázky usortím podľa toho ako majú byť vypísané a vypíšem ich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bell </meta:initial-creator>
    <meta:creation-date>2013-01-05T18:14:48</meta:creation-date>
    <dc:date>2013-01-07T18:36:09</dc:date>
    <dc:creator>kabell </dc:creator>
    <meta:editing-duration>PT33M17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3" meta:paragraph-count="50" meta:word-count="940" meta:character-count="5201" meta:non-whitespace-character-count="4306"/>
  </office:meta>
</office:document-meta>
</file>